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8a5" officeooo:paragraph-rsid="000818a5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89421" officeooo:paragraph-rsid="00089421"/>
    </style:style>
    <style:style style:name="P4" style:family="paragraph" style:parent-style-name="Table_20_Contents">
      <style:paragraph-properties fo:text-align="center" style:justify-single-word="false"/>
      <style:text-properties officeooo:rsid="00089421" officeooo:paragraph-rsid="00089421" style:text-overline-style="solid" style:text-overline-width="auto" style:text-overline-color="font-color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(a). <text:tab/>C. (NOT x) AND y</text:p>
      <text:p text:style-name="P1"/>
      <text:p text:style-name="P1">(b).<text:tab/><text:span text:style-name="T1">(A + B) . C</text:span><text:span text:style-name="T2"> <text:s/>= <text:s/>(</text:span><text:span text:style-name="T1">A + B</text:span><text:span text:style-name="T2">) + </text:span><text:span text:style-name="T1">C</text:span><text:span text:style-name="T2"> <text:s text:c="45"/>------ De Morgan’s Law</text:span></text:p>
      <text:p text:style-name="P1"><text:tab/> <text:s text:c="19"/>= <text:s/>(<text:span text:style-name="T1">A</text:span> . <text:span text:style-name="T1">B</text:span>) + <text:span text:style-name="T1">C</text:span><text:span text:style-name="T2"> <text:s text:c="46"/>------ De Morgan’s Law</text:span></text:p>
      <text:p text:style-name="P1"><text:span text:style-name="T2"><text:tab/></text:span></text:p>
      <text:p text:style-name="P1"><text:span text:style-name="T2"><text:tab/>Ans. D. (</text:span><text:span text:style-name="T1">A</text:span><text:span text:style-name="T2"> . </text:span><text:span text:style-name="T1">B</text:span><text:span text:style-name="T2">) + </text:span><text:span text:style-name="T1">C</text:span><text:span text:style-name="T2"> </text:span></text:p>
      <text:p text:style-name="P1"><text:span text:style-name="T2"/></text:p>
      <text:p text:style-name="P1"><text:span text:style-name="T2">(c).</text:span></text:p>
      <text:p text:style-name="P1"><text:span text:style-name="T2"><text:tab/></text:span>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y</text:p>
          </table:table-cell>
          <table:table-cell table:style-name="Table1.A1" office:value-type="string">
            <text:p text:style-name="P3">z</text:p>
          </table:table-cell>
          <table:table-cell table:style-name="Table1.A1" office:value-type="string">
            <text:p text:style-name="P4">x<text:span text:style-name="T2"> ʌ y</text:span></text:p>
          </table:table-cell>
          <table:table-cell table:style-name="Table1.A1" office:value-type="string">
            <text:p text:style-name="P4">x<text:span text:style-name="T2"> v </text:span>y</text:p>
          </table:table-cell>
          <table:table-cell table:style-name="Table1.A1" office:value-type="string">
            <text:p text:style-name="P4">x<text:span text:style-name="T2"> v </text:span>y<text:span text:style-name="T2"> ʌ z</text:span></text:p>
          </table:table-cell>
          <table:table-cell table:style-name="Table1.G1" office:value-type="string">
            <text:p text:style-name="P4">x<text:span text:style-name="T2"> ʌ <text:s/></text:span>y<text:span text:style-name="T2"> ʌ </text:span>z</text:p>
          </table:table-cell>
        </table:table-row>
        <table:table-row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False</text:p>
          </table:table-cell>
          <table:table-cell table:style-name="Table1.G2" office:value-type="string">
            <text:p text:style-name="P3">False</text:p>
          </table:table-cell>
        </table:table-row>
        <table:table-row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False</text:p>
          </table:table-cell>
          <table:table-cell table:style-name="Table1.G2" office:value-type="string">
            <text:p text:style-name="P3">False</text:p>
          </table:table-cell>
        </table:table-row>
        <table:table-row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True</text:p>
          </table:table-cell>
          <table:table-cell table:style-name="Table1.G2" office:value-type="string">
            <text:p text:style-name="P3">False</text:p>
          </table:table-cell>
        </table:table-row>
        <table:table-row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False</text:p>
          </table:table-cell>
          <table:table-cell table:style-name="Table1.G2" office:value-type="string">
            <text:p text:style-name="P3">False</text:p>
          </table:table-cell>
        </table:table-row>
        <table:table-row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True</text:p>
          </table:table-cell>
          <table:table-cell table:style-name="Table1.G2" office:value-type="string">
            <text:p text:style-name="P3">False</text:p>
          </table:table-cell>
        </table:table-row>
        <table:table-row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False</text:p>
          </table:table-cell>
          <table:table-cell table:style-name="Table1.G2" office:value-type="string">
            <text:p text:style-name="P3">True</text:p>
          </table:table-cell>
        </table:table-row>
        <table:table-row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True</text:p>
          </table:table-cell>
          <table:table-cell table:style-name="Table1.G2" office:value-type="string">
            <text:p text:style-name="P3">False</text:p>
          </table:table-cell>
        </table:table-row>
        <table:table-row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False</text:p>
          </table:table-cell>
          <table:table-cell table:style-name="Table1.A2" office:value-type="string">
            <text:p text:style-name="P3">True</text:p>
          </table:table-cell>
          <table:table-cell table:style-name="Table1.A2" office:value-type="string">
            <text:p text:style-name="P3">False</text:p>
          </table:table-cell>
          <table:table-cell table:style-name="Table1.G2" office:value-type="string">
            <text:p text:style-name="P3">False</text:p>
          </table:table-cell>
        </table:table-row>
      </table:table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3:26:49.077754869</meta:creation-date>
    <dc:date>2017-05-18T13:45:58.422774453</dc:date>
    <meta:editing-duration>PT8M39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71" meta:word-count="116" meta:character-count="543" meta:non-whitespace-character-count="375"/>
  </office:meta>
</office:document-meta>
</file>